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4.242cm"/>
    </style:style>
    <style:style style:name="co9" style:family="table-column">
      <style:table-column-properties fo:break-before="auto" style:column-width="5.244cm"/>
    </style:style>
    <style:style style:name="co10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#996600"/>
    </style:style>
    <style:style style:name="ce41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51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50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5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50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50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5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50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9T15:52:44.91">
            <text:p>2020/5/19 15:52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2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18" office:value-type="string">
            <text:p>nanowires</text:p>
          </table:table-cell>
          <table:table-cell office:value-type="string">
            <text:p>how to manufacture?</text:p>
          </table:table-cell>
          <table:table-cell office:value-type="string">
            <text:p>https://phys.org/news/2017-06-low-cost-carbon-dioxide.html</text:p>
          </table:table-cell>
          <table:table-cell table:number-columns-repeated="4"/>
          <table:table-cell office:value-type="date" office:date-value="2020-05-10T12:11:07.26">
            <text:p>2020/5/10 12:1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9T15:52:44.92">
            <text:p>2020/5/19 15:52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table:table-column table:style-name="co1" table:default-cell-style-name="ce25"/>
        <table:table-column table:style-name="co4" table:default-cell-style-name="ce27"/>
        <table:table-column table:style-name="co1" table:default-cell-style-name="ce29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row table:style-name="ro2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office:value-type="float" office:value="1">
            <office:annotation draw:style-name="gr1" draw:text-style-name="P1" svg:width="2.899cm" svg:height="1.139cm" svg:x="2.858cm" svg:y="0.001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office:value-type="string">
            <text:p>wordsの赤丸つけたもの　=&gt;　調べよう</text:p>
          </table:table-cell>
          <table:table-cell table:style-name="ce27" office:value-type="string">
            <text:p>search</text:p>
          </table:table-cell>
          <table:table-cell office:value-type="string">
            <text:p>37#23_12</text:p>
          </table:table-cell>
          <table:table-cell table:number-columns-repeated="4"/>
          <table:table-cell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28" office:value-type="string">
            <text:p>split CO2</text:p>
          </table:table-cell>
          <table:table-cell office:value-type="string">
            <text:p>search</text:p>
          </table:table-cell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O2 膜分離</text:p>
          </table:table-cell>
          <table:table-cell table:style-name="ce27" office:value-type="string">
            <text:p>search</text:p>
          </table:table-cell>
          <table:table-cell table:number-columns-repeated="5"/>
          <table:table-cell office:value-type="date" office:date-value="2020-05-06T18:06:26.79">
            <text:p>2020/5/6 18:06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9T15:52:44.92">
            <text:p>2020/5/19 15:52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5" table:default-cell-style-name="ce39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1" table:number-columns-repeated="1012" table:default-cell-style-name="Default"/>
        <table:table-row table:style-name="ro1">
          <table:table-cell office:value-type="string">
            <text:p>status</text:p>
          </table:table-cell>
          <table:table-cell table:style-name="ce1" table:formula="of:=CONCATENATE(&quot;sn(&quot;;MAX([.B2:.B30]);&quot;)&quot;)" office:value-type="string" office:string-value="sn(21)">
            <text:p>sn(21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also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1"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3">
            <office:annotation draw:style-name="gr2" draw:text-style-name="P1" svg:width="2.899cm" svg:height="0.991cm" svg:x="3.685cm" svg:y="0cm" draw:caption-point-x="-0.61cm" draw:caption-point-y="0.588cm">
              <dc:creator>ik</dc:creator>
              <dc:date>2020-05-10T00:00:00</dc:date>
              <text:p text:style-name="P1"><text:span text:style-name="T1">黄色４ </text:span><text:span text:style-name="T1">read comp.</text:span></text:p>
            </office:annotation>
            <text:p>3</text:p>
          </table:table-cell>
          <table:table-cell table:style-name="ce42" office:value-type="string">
            <text:p>Why not split harmful carbon dioxide into harmless carbon and oxygen?</text:p>
          </table:table-cell>
          <table:table-cell table:style-name="ce43" office:value-type="string">
            <text:p>https://www.scientificamerican.com/article/splitting-carbon-dioxide/</text:p>
          </table:table-cell>
          <table:table-cell table:style-name="ce43" office:value-type="string">
            <text:p>July 9, 2009</text:p>
          </table:table-cell>
          <table:table-cell table:style-name="ce42" office:value-type="string">
            <text:p>M-3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7"/>
          <table:table-cell table:style-name="ce48" office:value-type="date" office:date-value="2020-05-06T17:04:04.440001">
            <text:p>2020/5/6 17:04</text:p>
          </table:table-cell>
          <table:table-cell table:number-columns-repeated="2" table:style-name="ce49" office:value-type="date" office:date-value="2020-05-06T17:25:29.54">
            <text:p>20/05/06 17:25</text:p>
          </table:table-cell>
          <table:table-cell table:style-name="ce55" office:value-type="string">
            <text:p>*</text:p>
          </table:table-cell>
          <table:table-cell table:style-name="ce40" table:number-columns-repeated="1011"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http://tenbou.nies.go.jp/science/description/detail.php?id=26</text:p>
          </table:table-cell>
          <table:table-cell table:style-name="ce43"/>
          <table:table-cell table:style-name="ce43" office:value-type="string">
            <text:p>2008年12月3日</text:p>
          </table:table-cell>
          <table:table-cell table:style-name="ce42"/>
          <table:table-cell table:style-name="ce43"/>
          <table:table-cell table:style-name="ce41"/>
          <table:table-cell table:style-name="ce47"/>
          <table:table-cell table:style-name="ce48"/>
          <table:table-cell table:style-name="ce52"/>
          <table:table-cell table:style-name="ce51" office:value-type="date" office:date-value="2020-05-06T17:36:07.21">
            <text:p>20/05/06 17:36</text:p>
          </table:table-cell>
          <table:table-cell table:style-name="ce55" office:value-type="string">
            <text:p>*</text:p>
          </table:table-cell>
          <table:table-cell table:style-name="ce40" table:number-columns-repeated="1011"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This Low-Cost Carbon Dioxide Splitter Just Changed The Game For Solar-Powered CO2 Reduction</text:p>
          </table:table-cell>
          <table:table-cell table:style-name="ce43" office:value-type="string">
            <text:p>https://www.sciencealert.com/the-first-low-cost-carbon-dioxide-splitter-means-a-brighter-future-for-clean-energy</text:p>
          </table:table-cell>
          <table:table-cell table:style-name="ce43" office:value-type="string">
            <text:p>7 JUNE 2017</text:p>
          </table:table-cell>
          <table:table-cell table:style-name="ce42" office:value-type="string">
            <text:p>M-4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7"/>
          <table:table-cell table:style-name="ce48" office:value-type="date" office:date-value="2020-05-06T17:38:57.06">
            <text:p>2020/5/6 17:38</text:p>
          </table:table-cell>
          <table:table-cell table:style-name="ce49"/>
          <table:table-cell table:style-name="ce49" office:value-type="date" office:date-value="2020-05-09T17:57:41.5">
            <text:p>20/05/09 17:57</text:p>
          </table:table-cell>
          <table:table-cell table:style-name="ce55" office:value-type="string">
            <text:p>*</text:p>
          </table:table-cell>
          <table:table-cell table:style-name="ce40" table:number-columns-repeated="1011"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Solar conversion of CO2 to CO using Earth-abundant electrocatalysts prepared by atomic layer modification of CuO</text:p>
          </table:table-cell>
          <table:table-cell table:style-name="ce42" office:value-type="string">
            <text:p>https://www.nature.com/articles/nenergy201787</text:p>
          </table:table-cell>
          <table:table-cell table:style-name="ce43" office:value-type="string">
            <text:p>-</text:p>
          </table:table-cell>
          <table:table-cell table:style-name="ce42" office:value-type="string">
            <text:p>M-5.txt</text:p>
          </table:table-cell>
          <table:table-cell table:style-name="ce43"/>
          <table:table-cell table:style-name="ce41"/>
          <table:table-cell table:style-name="ce47"/>
          <table:table-cell table:style-name="ce48" office:value-type="date" office:date-value="2020-05-09T17:57:35.76">
            <text:p>2020/5/9 17:57</text:p>
          </table:table-cell>
          <table:table-cell table:style-name="ce52"/>
          <table:table-cell table:style-name="ce51" office:value-type="date" office:date-value="2020-05-09T17:59:44.700001">
            <text:p>20/05/09 17:59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The first low-cost system for splitting carbon dioxide</text:p>
          </table:table-cell>
          <table:table-cell table:style-name="ce43" office:value-type="string">
            <text:p>https://phys.org/news/2017-06-low-cost-carbon-dioxide.html</text:p>
          </table:table-cell>
          <table:table-cell table:style-name="ce43" office:value-type="string">
            <text:p>June 5, 2017 </text:p>
          </table:table-cell>
          <table:table-cell table:style-name="ce42" office:value-type="string">
            <text:p>M-6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7"/>
          <table:table-cell table:style-name="ce49" office:value-type="date" office:date-value="2020-05-09T18:10:48.54">
            <text:p>20/05/09 18:10</text:p>
          </table:table-cell>
          <table:table-cell table:style-name="ce49"/>
          <table:table-cell table:style-name="ce49" office:value-type="date" office:date-value="2020-05-10T12:19:16.1">
            <text:p>20/05/10 12:19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6" office:value-type="float" office:value="7">
            <text:p>7</text:p>
          </table:table-cell>
          <table:table-cell table:style-name="ce33" office:value-type="string">
            <text:p>Splitting CO2 into CO and O2 by a single catalyst</text:p>
          </table:table-cell>
          <table:table-cell table:style-name="ce35" office:value-type="string">
            <text:p>https://www.pnas.org/content/109/39/15606</text:p>
          </table:table-cell>
          <table:table-cell table:style-name="ce44" office:value-type="string">
            <text:p>September 25, 2012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50" office:value-type="date" office:date-value="2020-05-09T18:13:19.65">
            <text:p>20/05/09 18:13</text:p>
          </table:table-cell>
          <table:table-cell table:style-name="ce53"/>
          <table:table-cell table:style-name="ce50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8">
            <text:p>8</text:p>
          </table:table-cell>
          <table:table-cell table:style-name="ce42" office:value-type="string">
            <text:p>Researchers discover a way to tease oxygen molecules from carbon dioxide</text:p>
          </table:table-cell>
          <table:table-cell table:style-name="ce43" office:value-type="string">
            <text:p>https://phys.org/news/2014-10-oxygen-molecules-carbon-dioxide.html</text:p>
          </table:table-cell>
          <table:table-cell table:style-name="ce43" office:value-type="string">
            <text:p>October 3, 2014</text:p>
          </table:table-cell>
          <table:table-cell table:style-name="ce42"/>
          <table:table-cell table:style-name="ce43"/>
          <table:table-cell table:style-name="ce46"/>
          <table:table-cell table:style-name="ce47"/>
          <table:table-cell table:style-name="ce48" office:value-type="date" office:date-value="2020-05-10T12:34:18.41">
            <text:p>2020/5/10 12:34</text:p>
          </table:table-cell>
          <table:table-cell table:style-name="ce49"/>
          <table:table-cell table:style-name="ce49" office:value-type="date" office:date-value="2020-05-11T18:12:17.23">
            <text:p>20/05/11 18:12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9">
            <text:p>9</text:p>
          </table:table-cell>
          <table:table-cell table:style-name="ce42" office:value-type="string">
            <text:p>Cheap catalysts turn sunlight and carbon dioxide into fuel</text:p>
          </table:table-cell>
          <table:table-cell table:style-name="ce43" office:value-type="string">
            <text:p>https://www.sciencemag.org/news/2017/06/cheap-catalysts-turn-sunlight-and-carbon-dioxide-fuel?r3f_986=https://www.google.com/</text:p>
          </table:table-cell>
          <table:table-cell table:style-name="ce45" office:value-type="string">
            <text:p>Jun. 6, 2017 </text:p>
          </table:table-cell>
          <table:table-cell table:style-name="ce42" office:value-type="string">
            <text:p>M-9.txt</text:p>
          </table:table-cell>
          <table:table-cell table:style-name="ce43" office:value-type="string">
            <text:p>split CO2</text:p>
          </table:table-cell>
          <table:table-cell table:style-name="ce43" office:value-type="string">
            <text:p>donation?</text:p>
          </table:table-cell>
          <table:table-cell table:style-name="ce47"/>
          <table:table-cell table:style-name="ce48" office:value-type="date" office:date-value="2020-05-10T12:40:19.92">
            <text:p>2020/5/10 12:40</text:p>
          </table:table-cell>
          <table:table-cell table:style-name="ce52"/>
          <table:table-cell table:style-name="ce51" office:value-type="date" office:date-value="2020-05-10T13:30:58.34">
            <text:p>20/05/10 13:30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0">
            <text:p>10</text:p>
          </table:table-cell>
          <table:table-cell table:style-name="ce32" office:value-type="string">
            <text:p>How can carbon dioxide be converted into carbon and oxygen?</text:p>
          </table:table-cell>
          <table:table-cell table:style-name="ce34" office:value-type="string">
            <text:p>https://chemistry.stackexchange.com/questions/915/how-can-carbon-dioxide-be-converted-into-carbon-and-oxygen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36"/>
          <table:table-cell table:style-name="ce27"/>
          <table:table-cell table:style-name="ce37" office:value-type="date" office:date-value="2020-05-10T12:50:04.91">
            <text:p>2020/5/10 12:50</text:p>
          </table:table-cell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3" table:visibility="filter">
          <table:table-cell office:value-type="string">
            <text:p>%</text:p>
          </table:table-cell>
          <table:table-cell table:style-name="ce41" office:value-type="float" office:value="11">
            <text:p>11</text:p>
          </table:table-cell>
          <table:table-cell table:style-name="ce42" office:value-type="string">
            <text:p>Converting CO2 into usable energy</text:p>
          </table:table-cell>
          <table:table-cell table:style-name="ce43" office:value-type="string">
            <text:p>https://www.sciencedaily.com/releases/2018/03/180301094857.htm</text:p>
          </table:table-cell>
          <table:table-cell table:style-name="ce45" office:value-type="string">
            <text:p>March 1, 2018</text:p>
          </table:table-cell>
          <table:table-cell table:style-name="ce42"/>
          <table:table-cell table:style-name="ce43"/>
          <table:table-cell table:style-name="ce41"/>
          <table:table-cell table:style-name="ce47"/>
          <table:table-cell table:style-name="ce48" office:value-type="date" office:date-value="2020-05-10T12:52:49.57">
            <text:p>2020/5/10 12:52</text:p>
          </table:table-cell>
          <table:table-cell table:style-name="ce52" office:value-type="string">
            <text:p>20200511_172832</text:p>
          </table:table-cell>
          <table:table-cell table:style-name="ce51" office:value-type="date" office:date-value="2020-05-14T15:05:08.94">
            <text:p>20/05/14 15:05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12">
            <text:p>12</text:p>
          </table:table-cell>
          <table:table-cell table:style-name="ce42" office:value-type="string">
            <text:p>Mars Oxygen In-Situ Resource Utilization Experiment (MOXIE) - NASA Mars</text:p>
          </table:table-cell>
          <table:table-cell table:style-name="ce43" office:value-type="string">
            <text:p>https://mars.nasa.gov/mars2020/spacecraft/instruments/moxie/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/>
          <table:table-cell table:style-name="ce48" office:value-type="date" office:date-value="2020-05-10T13:39:59.43">
            <text:p>2020/5/10 13:39</text:p>
          </table:table-cell>
          <table:table-cell table:style-name="ce49"/>
          <table:table-cell table:style-name="ce49" office:value-type="date" office:date-value="2020-05-14T15:32:54.56">
            <text:p>20/05/14 15:32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13">
            <text:p>13</text:p>
          </table:table-cell>
          <table:table-cell table:style-name="ce42" office:value-type="string">
            <text:p>工业产生二氧化碳的分解处理方法</text:p>
          </table:table-cell>
          <table:table-cell table:style-name="ce43" office:value-type="string">
            <text:p>http://www.xjishu.com/zhuanli/41/01129255.html</text:p>
          </table:table-cell>
          <table:table-cell table:style-name="ce45" office:value-type="string">
            <text:p>公开日2002年2月6日</text:p>
          </table:table-cell>
          <table:table-cell table:style-name="ce42"/>
          <table:table-cell table:style-name="ce43" office:value-type="string">
            <text:p>工业产生二氧化碳</text:p>
          </table:table-cell>
          <table:table-cell table:style-name="ce41"/>
          <table:table-cell table:style-name="ce47" office:value-type="string">
            <text:p>https://duckduckgo.com/?q=%E5%88%86%E8%A7%A3+%E4%BA%8C%E6%B0%A7%E5%8C%96%E7%A2%B3&amp;ia=web</text:p>
          </table:table-cell>
          <table:table-cell table:style-name="ce48" office:value-type="date" office:date-value="2020-05-10T14:03:36.18">
            <text:p>2020/5/10 14:03</text:p>
          </table:table-cell>
          <table:table-cell table:style-name="ce52"/>
          <table:table-cell table:style-name="ce51" office:value-type="date" office:date-value="2020-05-17T17:34:57.28">
            <text:p>20/05/17 17:34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14">
            <text:p>14</text:p>
          </table:table-cell>
          <table:table-cell table:style-name="ce42" office:value-type="string">
            <text:p>Scientists at the University of Waterloo have created a powder that can capture CO2 from factories and power plants.</text:p>
          </table:table-cell>
          <table:table-cell table:style-name="ce43" office:value-type="string">
            <text:p>https://www.sciencedaily.com/releases/2018/12/181219075917.htm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/>
          <table:table-cell table:style-name="ce49" office:value-type="date" office:date-value="2020-05-14T15:10:16.79">
            <text:p>20/05/14 15:10</text:p>
          </table:table-cell>
          <table:table-cell table:style-name="ce49"/>
          <table:table-cell table:style-name="ce49" office:value-type="date" office:date-value="2020-05-17T18:15:26.56">
            <text:p>20/05/17 18:15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 table:visibility="filter">
          <table:table-cell table:style-name="ce40" office:value-type="string">
            <text:p>%</text:p>
          </table:table-cell>
          <table:table-cell table:style-name="ce41" office:value-type="float" office:value="15">
            <text:p>15</text:p>
          </table:table-cell>
          <table:table-cell table:style-name="ce42" office:value-type="string">
            <text:p>Once we can capture CO2 emissions, here's what we could do with it</text:p>
          </table:table-cell>
          <table:table-cell table:style-name="ce43" office:value-type="string">
            <text:p>https://www.sciencedaily.com/releases/2018/03/180329133100.htm</text:p>
          </table:table-cell>
          <table:table-cell table:style-name="ce45" office:value-type="string">
            <text:p>March 29, 2018</text:p>
          </table:table-cell>
          <table:table-cell table:style-name="ce42"/>
          <table:table-cell table:style-name="ce43"/>
          <table:table-cell table:style-name="ce41"/>
          <table:table-cell table:style-name="ce47"/>
          <table:table-cell table:style-name="ce51" office:value-type="date" office:date-value="2020-05-14T15:10:49.61">
            <text:p>20/05/14 15:10</text:p>
          </table:table-cell>
          <table:table-cell table:style-name="ce52"/>
          <table:table-cell table:style-name="ce51" office:value-type="date" office:date-value="2020-05-18T16:44:27.779999">
            <text:p>20/05/18 16:44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 table:visibility="filter">
          <table:table-cell table:style-name="ce40" office:value-type="string">
            <text:p>%</text:p>
          </table:table-cell>
          <table:table-cell table:style-name="ce41" office:value-type="float" office:value="16">
            <text:p>16</text:p>
          </table:table-cell>
          <table:table-cell table:style-name="ce42" office:value-type="string">
            <text:p>Monitoring intermediates in CO2 conversion to formate by metal catalyst</text:p>
          </table:table-cell>
          <table:table-cell table:style-name="ce43" office:value-type="string">
            <text:p>https://www.sciencedaily.com/releases/2020/01/200129174521.htm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/>
          <table:table-cell table:style-name="ce49" office:value-type="date" office:date-value="2020-05-14T15:11:16.82">
            <text:p>20/05/14 15:11</text:p>
          </table:table-cell>
          <table:table-cell table:style-name="ce49"/>
          <table:table-cell table:style-name="ce49" office:value-type="date" office:date-value="2020-05-18T17:23:36.36">
            <text:p>20/05/18 17:23</text:p>
          </table:table-cell>
          <table:table-cell table:style-name="ce56" office:value-type="string">
            <text:p>*</text:p>
          </table:table-cell>
          <table:table-cell table:style-name="ce40"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6" office:value-type="string">
            <text:p>13a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https://baike.baidu.com/item/二次氧化</text:p>
          </table:table-cell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16T16:27:37.36">
            <text:p>2020/5/16 16:27</text:p>
          </table:table-cell>
          <table:table-cell table:style-name="ce53"/>
          <table:table-cell table:style-name="ce50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5" office:value-type="string">
            <text:p>13b</text:p>
          </table:table-cell>
          <table:table-cell table:style-name="ce32" office:value-type="string">
            <text:p>什么是氧化焰、还原焰和中性焰？</text:p>
          </table:table-cell>
          <table:table-cell table:style-name="ce34" office:value-type="string">
            <text:p>https://zhidao.baidu.com/question/623445204460202724.html</text:p>
          </table:table-cell>
          <table:table-cell table:style-name="ce34"/>
          <table:table-cell table:style-name="ce32"/>
          <table:table-cell table:style-name="ce34"/>
          <table:table-cell table:style-name="ce36"/>
          <table:table-cell table:style-name="ce27"/>
          <table:table-cell table:style-name="ce37" office:value-type="date" office:date-value="2020-05-16T16:45:20.17">
            <text:p>2020/5/16 16:45</text:p>
          </table:table-cell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6" office:value-type="string">
            <text:p>14a</text:p>
          </table:table-cell>
          <table:table-cell table:style-name="ce33" office:value-type="string">
            <text:p>Porous Carbons</text:p>
          </table:table-cell>
          <table:table-cell table:style-name="ce35" office:value-type="string">
            <text:p>https://www.sciencedirect.com/topics/materials-science/porous-carbon</text:p>
          </table:table-cell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17T18:06:49.66">
            <text:p>2020/5/17 18:06</text:p>
          </table:table-cell>
          <table:table-cell table:style-name="ce53"/>
          <table:table-cell table:style-name="ce50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3">
          <table:table-cell office:value-type="string">
            <text:p>#</text:p>
          </table:table-cell>
          <table:table-cell table:style-name="ce25" office:value-type="string">
            <text:p>14b</text:p>
          </table:table-cell>
          <table:table-cell table:style-name="ce32" office:value-type="string">
            <text:p>Porous Carbon</text:p>
            <text:p>$80.00</text:p>
          </table:table-cell>
          <table:table-cell table:style-name="ce34" office:value-type="string">
            <text:p>https://www.acsmaterial.com/porous-carbon.html</text:p>
          </table:table-cell>
          <table:table-cell table:style-name="ce34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7">
            <text:p>17</text:p>
          </table:table-cell>
          <table:table-cell table:style-name="ce32" office:value-type="string">
            <text:p>Earth-abundant photocatalytic systems for the visible-light-driven reduction of CO2 to CO†</text:p>
          </table:table-cell>
          <table:table-cell table:style-name="ce34" office:value-type="string">
            <text:p>https://pubs.rsc.org/en/content/articlehtml/2017/gc/c6gc03527b?page=search</text:p>
          </table:table-cell>
          <table:table-cell table:style-name="ce34" office:value-type="string">
            <text:p>24th February 2017</text:p>
          </table:table-cell>
          <table:table-cell table:style-name="ce32"/>
          <table:table-cell table:style-name="ce34"/>
          <table:table-cell table:style-name="ce36"/>
          <table:table-cell table:style-name="ce27"/>
          <table:table-cell table:style-name="ce37" office:value-type="date" office:date-value="2020-05-18T17:21:11.08">
            <text:p>2020/5/18 17:21</text:p>
          </table:table-cell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8">
            <text:p>18</text:p>
          </table:table-cell>
          <table:table-cell table:style-name="ce32" office:value-type="string">
            <text:p>New Way to Make Oxygen Doesn't Need Plants</text:p>
          </table:table-cell>
          <table:table-cell table:style-name="ce34" office:value-type="string">
            <text:p>https://www.livescience.com/48125-oxygen-made-from-carbon-dioxide.html</text:p>
          </table:table-cell>
          <table:table-cell table:style-name="ce34" office:value-type="string">
            <text:p>October 02, 2014</text:p>
          </table:table-cell>
          <table:table-cell table:style-name="ce32"/>
          <table:table-cell table:style-name="ce34"/>
          <table:table-cell table:style-name="ce36"/>
          <table:table-cell table:style-name="ce27" office:value-type="string">
            <text:p>split CO2</text:p>
          </table:table-cell>
          <table:table-cell table:style-name="ce37" office:value-type="date" office:date-value="2020-05-19T15:36:20.03">
            <text:p>2020/5/19 15:36</text:p>
          </table:table-cell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9">
            <text:p>19</text:p>
          </table:table-cell>
          <table:table-cell table:style-name="ce32" office:value-type="string">
            <text:p><text:s/>How to separate CO2 into C and O2</text:p>
          </table:table-cell>
          <table:table-cell table:style-name="ce34" office:value-type="string">
            <text:p>https://www.physicsforums.com/threads/how-to-separate-co2-into-c-and-o2.154820/</text:p>
          </table:table-cell>
          <table:table-cell table:style-name="ce34" office:value-type="string">
            <text:p><text:s/>Feb 5, 2007</text:p>
          </table:table-cell>
          <table:table-cell table:style-name="ce32" office:value-type="string">
            <text:p>up to : “The following reaction is used”</text:p>
          </table:table-cell>
          <table:table-cell table:style-name="ce34" office:value-type="string">
            <text:p>QA</text:p>
          </table:table-cell>
          <table:table-cell table:style-name="ce36"/>
          <table:table-cell table:style-name="ce27" office:value-type="string">
            <text:p>split CO2</text:p>
          </table:table-cell>
          <table:table-cell table:style-name="ce37" office:value-type="date" office:date-value="2020-05-19T15:40:58.02">
            <text:p>2020/5/19 15:40</text:p>
          </table:table-cell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20">
            <text:p>20</text:p>
          </table:table-cell>
          <table:table-cell table:style-name="ce32" office:value-type="string">
            <text:p>Is there any reaction path to split CO2 ( Carbon dioxide) or CO (Carbon monooxide) to produce Oxygen ?</text:p>
          </table:table-cell>
          <table:table-cell table:style-name="ce34" office:value-type="string">
            <text:p>https://www.researchgate.net/post/Is_there_any_reaction_path_to_split_CO2_Carbon_dioxide_or_CO_Carbon_monooxide_to_produce_Oxygen</text:p>
          </table:table-cell>
          <table:table-cell table:style-name="ce34"/>
          <table:table-cell table:style-name="ce32"/>
          <table:table-cell table:style-name="ce34" office:value-type="string">
            <text:p>QA</text:p>
          </table:table-cell>
          <table:table-cell table:style-name="ce36"/>
          <table:table-cell table:style-name="ce27" office:value-type="string">
            <text:p>split CO2</text:p>
          </table:table-cell>
          <table:table-cell table:style-name="ce37" office:value-type="date" office:date-value="2020-05-19T15:43:29.69">
            <text:p>2020/5/19 15:43</text:p>
          </table:table-cell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21">
            <text:p>21</text:p>
          </table:table-cell>
          <table:table-cell table:style-name="ce32" office:value-type="string">
            <text:p>Turning CO2 into oxygen: Scientists change carbon dioxide to ethanol using the sun - TomoNews</text:p>
          </table:table-cell>
          <table:table-cell table:style-name="ce34" office:value-type="string">
            <text:p>https://www.youtube.com/watch?v=Fvh62AFYk9A</text:p>
          </table:table-cell>
          <table:table-cell table:style-name="ce34"/>
          <table:table-cell table:style-name="ce32"/>
          <table:table-cell table:style-name="ce34" office:value-type="string">
            <text:p>video</text:p>
          </table:table-cell>
          <table:table-cell table:style-name="ce36"/>
          <table:table-cell table:style-name="ce27" office:value-type="string">
            <text:p>split CO2</text:p>
          </table:table-cell>
          <table:table-cell table:style-name="ce37" office:value-type="date" office:date-value="2020-05-19T15:45:15.32">
            <text:p>2020/5/19 15:45</text:p>
          </table:table-cell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 table:visibility="filter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 table:visibility="filter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 table:visibility="filter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 table:visibility="filter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1" table:visibility="filter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table:style-name="ce54" table:number-columns-repeated="2"/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3" table:visibility="filter">
          <table:table-cell table:number-columns-repeated="5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9T15:52:44.99">
            <text:p>2020/5/19 15:52</text:p>
          </table:table-cell>
          <table:table-cell table:style-name="ce14" table:formula="of:=NOW()" office:value-type="date" office:date-value="2020-05-19T15:52:44.99">
            <text:p>2020/5/19 15:52</text:p>
          </table:table-cell>
          <table:table-cell table:style-name="ce14" table:formula="of:=NOW()" office:value-type="date" office:date-value="2020-05-19T15:52:44.99">
            <text:p>2020/5/19 15:52</text:p>
          </table:table-cell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5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9T15:45:30.07">
            <text:p>2020/5/19 15:45</text:p>
          </table:table-cell>
          <table:table-cell table:style-name="ce14" table:formula="of:=NOW()" office:value-type="date" office:date-value="2020-05-19T15:52:44.99">
            <text:p>2020/5/19 15:52</text:p>
          </table:table-cell>
          <table:table-cell table:style-name="ce14" table:formula="of:=NOW()" office:value-type="date" office:date-value="2020-05-19T15:52:44.99">
            <text:p>2020/5/19 15:52</text:p>
          </table:table-cell>
          <table:table-cell table:style-name="ce10" office:value-type="string">
            <text:p>*</text:p>
          </table:table-cell>
          <table:table-cell table:number-columns-repeated="1011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_memos" table:style-name="ta1" table:print="false">
        <office:forms form:automatic-focus="false" form:apply-design-mode="false"/>
        <table:table-column table:style-name="co1" table:default-cell-style-name="ce25"/>
        <table:table-column table:style-name="co9" table:default-cell-style-name="ce27"/>
        <table:table-column table:style-name="co10" table:default-cell-style-name="ce27"/>
        <table:table-column table:style-name="co10" table:default-cell-style-name="ce34"/>
        <table:table-column table:style-name="co1" table:number-columns-repeated="3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57"/>
        <table:table-column table:style-name="co1" table:number-columns-repeated="1011" table:default-cell-style-name="Default"/>
        <table:table-row table:style-name="ro1">
          <table:table-cell table:style-name="ce1" table:formula="of:=CONCATENATE(&quot;sn(&quot;;MAX([.A2];[.A15]);&quot;)&quot;)" office:value-type="string" office:string-value="sn(1)">
            <text:p>sn(1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2 split method</text:p>
          </table:table-cell>
          <table:table-cell office:value-type="string">
            <text:p>CO, O2</text:p>
          </table:table-cell>
          <table:table-cell office:value-type="string">
            <text:p>use thermal heat</text:p>
          </table:table-cell>
          <table:table-cell table:number-columns-repeated="3"/>
          <table:table-cell table:style-name="ce34" office:value-type="string">
            <text:p>https://www.scientificamerican.com/article/splitting-carbon-dioxide/</text:p>
          </table:table-cell>
          <table:table-cell table:number-columns-repeated="3"/>
          <table:table-cell office:value-type="date" office:date-value="2020-05-06T17:31:34.1">
            <text:p>2020/5/6 17:31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3"/>
          <table:table-cell office:value-type="string">
            <text:p>electrolysis</text:p>
          </table:table-cell>
          <table:table-cell office:value-type="string">
            <text:p>copper, Sn</text:p>
          </table:table-cell>
          <table:table-cell/>
          <table:table-cell office:value-type="string">
            <text:p>37#23_13</text:p>
          </table:table-cell>
          <table:table-cell table:number-columns-repeated="4"/>
          <table:table-cell office:value-type="date" office:date-value="2020-05-09T18:09:19.26">
            <text:p>2020/5/9 18:09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4"/>
          <table:table-cell office:value-type="string">
            <text:p>Ru</text:p>
          </table:table-cell>
          <table:table-cell table:number-columns-repeated="2"/>
          <table:table-cell office:value-type="string">
            <text:p>https://www.pnas.org/content/109/39/15606</text:p>
          </table:table-cell>
          <table:table-cell table:number-columns-repeated="3"/>
          <table:table-cell office:value-type="date" office:date-value="2020-05-09T18:12:44.57">
            <text:p>2020/5/9 18:12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4"/>
          <table:table-cell office:value-type="string">
            <text:p>copper oxide</text:p>
          </table:table-cell>
          <table:table-cell table:number-columns-repeated="2"/>
          <table:table-cell office:value-type="string">
            <text:p>https://www.sciencemag.org/news/2017/06/cheap-catalysts-turn-sunlight-and-carbon-dioxide-fuel?r3f_986=https://www.google.com/#</text:p>
          </table:table-cell>
          <table:table-cell table:number-columns-repeated="3"/>
          <table:table-cell office:value-type="date" office:date-value="2020-05-10T13:10:35.11">
            <text:p>2020/5/10 13:10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4"/>
          <table:table-cell office:value-type="string">
            <text:p>nickel on <text:s/>graphene</text:p>
          </table:table-cell>
          <table:table-cell/>
          <table:table-cell office:value-type="string">
            <text:p>37#23_18</text:p>
          </table:table-cell>
          <table:table-cell office:value-type="string">
            <text:p>https://www.sciencedaily.com/releases/2018/03/180301094857.htm</text:p>
          </table:table-cell>
          <table:table-cell table:number-columns-repeated="3"/>
          <table:table-cell office:value-type="date" office:date-value="2020-05-14T15:04:35.23">
            <text:p>2020/5/14 15:04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2"/>
          <table:table-cell office:value-type="string">
            <text:p>C, O2</text:p>
          </table:table-cell>
          <table:table-cell office:value-type="string">
            <text:p>VUV</text:p>
          </table:table-cell>
          <table:table-cell office:value-type="string">
            <text:p>laser</text:p>
          </table:table-cell>
          <table:table-cell office:value-type="string">
            <text:p>October 3, 2014</text:p>
          </table:table-cell>
          <table:table-cell office:value-type="string">
            <text:p>37#23_16</text:p>
          </table:table-cell>
          <table:table-cell office:value-type="string">
            <text:p>https://phys.org/news/2014-10-oxygen-molecules-carbon-dioxide.html</text:p>
          </table:table-cell>
          <table:table-cell table:number-columns-repeated="3"/>
          <table:table-cell office:value-type="date" office:date-value="2020-05-11T18:10:51.03">
            <text:p>2020/5/11 18:10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3"/>
          <table:table-cell office:value-type="string">
            <text:p>heat</text:p>
          </table:table-cell>
          <table:table-cell office:value-type="string">
            <text:p>plant system</text:p>
          </table:table-cell>
          <table:table-cell table:number-columns-repeated="2"/>
          <table:table-cell office:value-type="string">
            <text:p>http://www.xjishu.com/zhuanli/41/01129255.html</text:p>
          </table:table-cell>
          <table:table-cell table:number-columns-repeated="3"/>
          <table:table-cell office:value-type="date" office:date-value="2020-05-17T17:36:52.760001">
            <text:p>2020/5/17 17:36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 office:value-type="string">
            <text:p>CO2 conversion method</text:p>
          </table:table-cell>
          <table:table-cell table:style-name="ce28"/>
          <table:table-cell table:style-name="ce35" office:value-type="string">
            <text:p>炭酸塩固定</text:p>
          </table:table-cell>
          <table:table-cell table:style-name="ce35" table:number-columns-repeated="2"/>
          <table:table-cell table:style-name="ce44" office:value-type="string">
            <text:p>37#23_12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06T17:32:58.65">
            <text:p>2020/5/6 17:3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pture CO2</text:p>
          </table:table-cell>
          <table:table-cell/>
          <table:table-cell office:value-type="string">
            <text:p>powder</text:p>
          </table:table-cell>
          <table:table-cell office:value-type="string">
            <text:p>carbon powder</text:p>
          </table:table-cell>
          <table:table-cell/>
          <table:table-cell office:value-type="string">
            <text:p>res free# JVEMV6 37#23_20 / 37. miscs / 23. CO2 / 20200517_172526</text:p>
          </table:table-cell>
          <table:table-cell office:value-type="string">
            <text:p>M-14</text:p>
          </table:table-cell>
          <table:table-cell table:number-columns-repeated="3"/>
          <table:table-cell office:value-type="date" office:date-value="2020-05-17T18:14:59.68">
            <text:p>2020/5/17 18:15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9T15:52:45.07">
            <text:p>2020/5/19 15:52</text:p>
          </table:table-cell>
          <table:table-cell office:value-type="string">
            <text:p>*</text:p>
          </table:table-cell>
          <table:table-cell table:number-columns-repeated="1011"/>
        </table:table-row>
      </table:table>
      <table:table table:name="5_searches" table:style-name="ta1" table:print="false">
        <table:table-column table:style-name="co1" table:default-cell-style-name="ce25"/>
        <table:table-column table:style-name="co9" table:default-cell-style-name="ce27"/>
        <table:table-column table:style-name="co10" table:default-cell-style-name="ce34"/>
        <table:table-column table:style-name="co1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2 split</text:p>
          </table:table-cell>
          <table:table-cell table:number-columns-repeated="6"/>
          <table:table-cell office:value-type="date" office:date-value="2020-05-09T18:07:20.25">
            <text:p>2020/5/9 18:07</text:p>
          </table:table-cell>
          <table:table-cell table:style-name="ce57" office:value-type="string">
            <text:p>*</text:p>
          </table:table-cell>
          <table:table-cell table:style-name="ce39" table:number-columns-repeated="1014"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/>
          <table:table-cell table:style-name="ce35" office:value-type="string">
            <text:p>upto : How can Carbon dioxide split – Answers</text:p>
          </table:table-cell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10T12:24:57.760001">
            <text:p>2020/5/10 12:24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分解 二氧化碳</text:p>
          </table:table-cell>
          <table:table-cell/>
          <table:table-cell office:value-type="string">
            <text:p>https://duckduckgo.com/?q=分解+二氧化碳&amp;ia=web</text:p>
          </table:table-cell>
          <table:table-cell table:number-columns-repeated="4"/>
          <table:table-cell office:value-type="date" office:date-value="2020-05-10T13:53:25.34">
            <text:p>2020/5/10 13:53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6" office:value-type="float" office:value="4">
            <text:p>4</text:p>
          </table:table-cell>
          <table:table-cell table:style-name="ce28" office:value-type="string">
            <text:p>CO2</text:p>
          </table:table-cell>
          <table:table-cell table:style-name="ce35" office:value-type="string">
            <text:p>https://www.sciencedaily.com/</text:p>
          </table:table-cell>
          <table:table-cell table:style-name="ce44" office:value-type="string">
            <text:p>https://www.sciencedaily.com/search/?keyword=co2#gsc.tab=0&amp;gsc.q=co2&amp;gsc.page=1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14T15:09:12.07">
            <text:p>2020/5/14 15:09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6"/>
          <table:table-cell table:style-name="ce28"/>
          <table:table-cell table:style-name="ce35"/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6"/>
          <table:table-cell table:style-name="ce28"/>
          <table:table-cell table:style-name="ce35"/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19T15:52:45.08">
            <text:p>2020/5/19 15:52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database-ranges>
        <table:database-range table:name="__Anonymous_Sheet_DB__1" table:target-range-address="3_docs.A1:3_docs.M31" table:display-filter-buttons="true">
          <table:filter>
            <table:filter-condition table:field-number="0" table:value="#" table:operator="="/>
          </table:filter>
        </table:database-range>
        <table:database-range table:name="__Anonymous_Sheet_DB__2" table:target-range-address="3_docs.I22:3_docs.I2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9">2020/05/19</text:date>, <text:time>15:52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5-19T15:52:44.73</dc:date>
    <dc:creator>iwabuchi ken</dc:creator>
    <meta:editing-duration>PT11H42M39S</meta:editing-duration>
    <meta:editing-cycles>60</meta:editing-cycles>
    <meta:generator>OpenOffice/4.1.3$Win32 OpenOffice.org_project/413m1$Build-9783</meta:generator>
    <meta:document-statistic meta:table-count="6" meta:cell-count="453" meta:object-count="0"/>
  </office:meta>
</office:document-meta>
</file>